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office:font-face-decls>
  <office:automatic-styles>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style:writing-mode="page"/>
    </style:style>
    <style:style style:name="Table8.A2" style:family="table-cell" style:data-style-name="N0">
      <style:table-cell-properties style:writing-mode="page"/>
    </style:style>
    <style:style style:name="P1" style:family="paragraph" style:parent-style-name="Standard">
      <style:paragraph-properties fo:text-align="center" style:justify-single-word="false"/>
      <style:text-properties fo:font-size="14pt" officeooo:rsid="00142a97" officeooo:paragraph-rsid="00142a97" style:font-size-asian="14pt" style:font-size-complex="14pt"/>
    </style:style>
    <style:style style:name="P2" style:family="paragraph" style:parent-style-name="Standard">
      <style:paragraph-properties fo:text-align="start" style:justify-single-word="false"/>
      <style:text-properties fo:font-size="14pt" officeooo:rsid="00142a97" officeooo:paragraph-rsid="00142a97" style:font-size-asian="14pt" style:font-size-complex="14pt"/>
    </style:style>
    <style:style style:name="P3" style:family="paragraph" style:parent-style-name="Standard">
      <style:paragraph-properties fo:text-align="start" style:justify-single-word="false" style:writing-mode="lr-tb"/>
      <style:text-properties fo:font-size="14pt" officeooo:rsid="00142a97" officeooo:paragraph-rsid="004bd668" style:font-size-asian="14pt" style:font-size-complex="14pt"/>
    </style:style>
    <style:style style:name="P4" style:family="paragraph" style:parent-style-name="Standard">
      <style:paragraph-properties fo:text-align="start" style:justify-single-word="false" style:writing-mode="lr-tb"/>
      <style:text-properties fo:font-size="14pt" style:text-underline-style="none" fo:font-weight="normal" officeooo:rsid="003e3313" officeooo:paragraph-rsid="004bd668" style:font-weight-asian="normal" style:font-weight-complex="normal"/>
    </style:style>
    <style:style style:name="P5" style:family="paragraph" style:parent-style-name="Table_20_Heading">
      <style:text-properties style:font-name="Calibri1" fo:font-size="10pt" officeooo:rsid="00e79079" officeooo:paragraph-rsid="00e79079" style:font-size-asian="10pt" style:font-size-complex="10pt"/>
    </style:style>
    <style:style style:name="P6" style:family="paragraph" style:parent-style-name="Table_20_Heading">
      <style:paragraph-properties style:writing-mode="lr-tb"/>
      <style:text-properties style:font-name="Calibri1" fo:font-size="10pt" officeooo:rsid="00e79079" officeooo:paragraph-rsid="00e79079" style:font-size-asian="10pt" style:font-size-complex="10pt"/>
    </style:style>
    <style:style style:name="P7" style:family="paragraph" style:parent-style-name="Table_20_Contents">
      <style:paragraph-properties fo:text-align="center" style:justify-single-word="false"/>
      <style:text-properties style:font-name="Calibri1" fo:font-size="10pt" officeooo:rsid="00e7fe9c" officeooo:paragraph-rsid="00e7fe9c" style:font-size-asian="10pt" style:font-size-complex="10pt"/>
    </style:style>
    <style:style style:name="T1" style:family="text">
      <style:text-properties officeooo:rsid="00572624"/>
    </style:style>
    <style:style style:name="T2" style:family="text">
      <style:text-properties fo:font-weight="bold" officeooo:rsid="00572624" style:font-weight-asian="bold" style:font-weight-complex="bold"/>
    </style:style>
    <style:style style:name="T3" style:family="text">
      <style:text-properties fo:font-weight="normal" officeooo:rsid="00572624" style:font-weight-asian="normal" style:font-weight-complex="normal"/>
    </style:style>
    <style:style style:name="T4" style:family="text">
      <style:text-properties fo:font-weight="normal" officeooo:rsid="00586876" style:font-weight-asian="normal" style:font-weight-complex="normal"/>
    </style:style>
    <style:style style:name="T5" style:family="text">
      <style:text-properties officeooo:rsid="004bd668"/>
    </style:style>
    <style:style style:name="T6" style:family="text">
      <style:text-properties fo:font-weight="bold" officeooo:rsid="004bd668" style:font-weight-asian="bold" style:font-weight-complex="bold"/>
    </style:style>
    <style:style style:name="T7" style:family="text">
      <style:text-properties officeooo:rsid="00586876"/>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ft of Public Notice to be published</text:p>
      <text:p text:style-name="P2"/>
      <text:p text:style-name="P3"><text:span text:style-name="T1">The under-mentioned share certificates for Rs. 10/- each issued by </text:span><text:span text:style-name="T1"><text:user-defined style:data-style-name="N0" text:name="Company">ENGRO HOLDINGS LIMITED</text:user-defined></text:span><text:span text:style-name="T1">, in the name of </text:span><text:span text:style-name="T2">Late Mohammad Ayub </text:span><text:span text:style-name="T3">Khan Folio No. </text:span><text:span text:style-name="T3"><text:user-defined style:data-style-name="N0" text:name="Folio">12871</text:user-defined></text:span><text:span text:style-name="T3"><text:s/></text:span><text:span text:style-name="T4">holding 315 shares have been lost. Notice is hereby given that new shares certificates of Engro Holdings Limited will be issued if no claim or valid objection is lodged with the Share Registrar</text:span><text:span text:style-name="T5"> </text:span><text:span text:style-name="T6">FAMCO SHARE REGISTRATION SERVICES (PVT) LTD, 8-F, Near Hotel Faran, Nursery, Block-6, P.E.C.H.S., Shahra-e-Faisal, Karachi</text:span><text:span text:style-name="T5"> </text:span><text:span text:style-name="T7">against the lost shares within two weeks from the date of publication of this notice. </text:span></text:p>
      <text:p text:style-name="P4"/>
      <table:table table:name="Table8" table:style-name="Table8">
        <table:table-column table:style-name="Table8.A" table:number-columns-repeated="3"/>
        <table:table-header-rows>
          <table:table-row>
            <table:table-cell table:style-name="Table8.A1" office:value-type="string">
              <text:p text:style-name="P5">Certificate Nos.</text:p>
              <text:p text:style-name="P6">From <text:s text:c="32"/>To</text:p>
            </table:table-cell>
            <table:table-cell table:style-name="Table8.A1" office:value-type="string">
              <text:p text:style-name="P5">Distinctive Nos.</text:p>
              <text:p text:style-name="P6">From <text:s text:c="32"/>To</text:p>
            </table:table-cell>
            <table:table-cell table:style-name="Table8.A1" office:value-type="string">
              <text:p text:style-name="P5">No. Of SHARES</text:p>
            </table:table-cell>
          </table:table-row>
        </table:table-header-rows>
        <table:table-row>
          <table:table-cell table:style-name="Table8.A2" office:value-type="float" office:value="561554">
            <text:p text:style-name="P7">561554</text:p>
          </table:table-cell>
          <table:table-cell table:style-name="Table8.A1" office:value-type="string">
            <text:p text:style-name="P7">10576082 <text:s text:c="2"/>- <text:s text:c="2"/>10576091</text:p>
          </table:table-cell>
          <table:table-cell table:style-name="Table8.A2" office:value-type="float" office:value="10">
            <text:p text:style-name="P7">10</text:p>
          </table:table-cell>
        </table:table-row>
        <table:table-row>
          <table:table-cell table:style-name="Table8.A2" office:value-type="float" office:value="2893612">
            <text:p text:style-name="P7">2893612</text:p>
          </table:table-cell>
          <table:table-cell table:style-name="Table8.A1" office:value-type="string">
            <text:p text:style-name="P7">80400047 <text:s text:c="2"/>- <text:s text:c="2"/>80400102</text:p>
          </table:table-cell>
          <table:table-cell table:style-name="Table8.A2" office:value-type="float" office:value="56">
            <text:p text:style-name="P7">56</text:p>
          </table:table-cell>
        </table:table-row>
        <table:table-row>
          <table:table-cell table:style-name="Table8.A2" office:value-type="float" office:value="15628411">
            <text:p text:style-name="P7">15628411</text:p>
          </table:table-cell>
          <table:table-cell table:style-name="Table8.A1" office:value-type="string">
            <text:p text:style-name="P7">558289672 <text:s text:c="2"/>- <text:s text:c="2"/>558289771</text:p>
          </table:table-cell>
          <table:table-cell table:style-name="Table8.A2" office:value-type="float" office:value="100">
            <text:p text:style-name="P7">100</text:p>
          </table:table-cell>
        </table:table-row>
        <table:table-row>
          <table:table-cell table:style-name="Table8.A2" office:value-type="float" office:value="15628412">
            <text:p text:style-name="P7">15628412</text:p>
          </table:table-cell>
          <table:table-cell table:style-name="Table8.A1" office:value-type="string">
            <text:p text:style-name="P7">558289772 <text:s text:c="2"/>- <text:s text:c="2"/>558289871</text:p>
          </table:table-cell>
          <table:table-cell table:style-name="Table8.A2" office:value-type="float" office:value="100">
            <text:p text:style-name="P7">100</text:p>
          </table:table-cell>
        </table:table-row>
        <table:table-row>
          <table:table-cell table:style-name="Table8.A2" office:value-type="float" office:value="15628413">
            <text:p text:style-name="P7">15628413</text:p>
          </table:table-cell>
          <table:table-cell table:style-name="Table8.A1" office:value-type="string">
            <text:p text:style-name="P7">558289872 <text:s text:c="2"/>- <text:s text:c="2"/>558289920</text:p>
          </table:table-cell>
          <table:table-cell table:style-name="Table8.A2" office:value-type="float" office:value="49">
            <text:p text:style-name="P7">49</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true" style:font-name-asian="NSimSun" style:font-size-asian="10.5pt" style:language-asian="zh" style:country-asian="CN" style:font-name-complex="Tahoma1" style:font-size-complex="12pt" style:language-complex="ur" style:country-complex="PK"/>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Calibri" fo:font-size="10pt" fo:language="en" fo:country="US" style:letter-kerning="true" style:font-name-asian="NSimSun" style:font-size-asian="10.5pt" style:language-asian="zh" style:country-asian="CN" style:font-name-complex="Tahoma1"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2pt"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26T21:07:44.714000000</meta:creation-date>
    <dc:date>2025-07-02T11:39:15.397968900</dc:date>
    <meta:editing-duration>PT2H17M45S</meta:editing-duration>
    <meta:editing-cycles>69</meta:editing-cycles>
    <meta:generator>LibreOffice/25.2.2.2$Windows_X86_64 LibreOffice_project/7370d4be9e3cf6031a51beef54ff3bda878e3fac</meta:generator>
    <dc:creator>MIK</dc:creator>
    <meta:document-statistic meta:table-count="1" meta:image-count="0" meta:object-count="0" meta:page-count="1" meta:paragraph-count="22" meta:word-count="130" meta:character-count="880" meta:non-whitespace-character-count="687"/>
    <meta:user-defined meta:name="Company">ENGRO HOLDINGS LIMITED</meta:user-defined>
    <meta:user-defined meta:name="DeceasedCNIC">35200-1521538-7</meta:user-defined>
    <meta:user-defined meta:name="Folio">12871</meta:user-defined>
    <meta:user-defined meta:name="LostCertNos"/>
    <meta:user-defined meta:name="LostDistNrsFrom-To" meta:value-type="string"/>
    <meta:user-defined meta:name="LostNrs" meta:value-type="string"/>
    <meta:user-defined meta:name="NrShares" meta:value-type="string">315</meta:user-defined>
  </office:meta>
</office:document-meta>
</file>